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458cm" fo:min-width="0.208cm"/>
    </style:style>
    <style:style style:name="gr2" style:family="graphic" style:parent-style-name="objectwithoutfill">
      <style:graphic-properties svg:stroke-width="0.1cm" svg:stroke-color="#ce181e" draw:marker-start-width="0.5cm" draw:marker-end="Arrow" draw:marker-end-width="0.2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e65c61" draw:marker-start-width="0.5cm" draw:marker-end="Arrow" draw:marker-end-width="0.2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ce181e" draw:marker-start-width="0.5cm" draw:marker-end="Arrow" draw:marker-end-width="0.2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0fba19" draw:marker-start-width="0.5cm" draw:marker-end="Arrow" draw:marker-end-width="0.2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1cm" svg:height="1cm" svg:x="2.6cm" svg:y="2.5cm">
          <text:p text:style-name="P1"><text:span text:style-name="T1">Pr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2.601cm" svg:y="9.901cm">
          <text:p text:style-name="P1"><text:span text:style-name="T1">In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10.002cm" svg:y="6.202cm">
          <text:p text:style-name="P1"><text:span text:style-name="T1">C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3cm" svg:y1="3.6cm" svg:x2="3cm" svg:y2="9.901cm">
          <text:p/>
        </draw:line>
        <draw:line draw:style-name="gr3" draw:text-style-name="P3" draw:layer="layout" svg:x1="3.2cm" svg:y1="3.576cm" svg:x2="3.2cm" svg:y2="9.877cm">
          <text:p/>
        </draw:line>
        <draw:line draw:style-name="gr4" draw:text-style-name="P3" draw:layer="layout" svg:x1="10.002cm" svg:y1="7cm" svg:x2="3.8cm" svg:y2="10.2cm">
          <text:p/>
        </draw:line>
        <draw:line draw:style-name="gr5" draw:text-style-name="P3" draw:layer="layout" svg:x1="10.027cm" svg:y1="6.6cm" svg:x2="3.6cm" svg:y2="3.2cm">
          <text:p/>
        </draw:line>
        <draw:frame draw:style-name="gr6" draw:text-style-name="P4" draw:layer="layout" svg:width="0.925cm" svg:height="0.962cm" svg:x="6.075cm" svg:y="7.838cm">
          <draw:text-box>
            <text:p>A</text:p>
          </draw:text-box>
        </draw:frame>
        <draw:frame draw:style-name="gr6" draw:text-style-name="P4" draw:layer="layout" svg:width="0.925cm" svg:height="0.962cm" svg:x="6.076cm" svg:y="3.738cm">
          <draw:text-box>
            <text:p>B</text:p>
          </draw:text-box>
        </draw:frame>
        <draw:frame draw:style-name="gr6" draw:text-style-name="P4" draw:layer="layout" svg:width="1.311cm" svg:height="0.962cm" svg:x="1.677cm" svg:y="6.138cm">
          <draw:text-box>
            <text:p>C1</text:p>
          </draw:text-box>
        </draw:frame>
        <draw:frame draw:style-name="gr6" draw:text-style-name="P4" draw:layer="layout" svg:width="1.311cm" svg:height="0.962cm" svg:x="3.178cm" svg:y="5.738cm">
          <draw:text-box>
            <text:p>C2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berto Pascual García</meta:initial-creator>
    <meta:creation-date>2020-12-18T15:07:25.090345322</meta:creation-date>
    <dc:date>2020-12-18T16:46:39.202979123</dc:date>
    <dc:creator>Alberto Pascual García</dc:creator>
    <meta:editing-duration>PT3M9S</meta:editing-duration>
    <meta:editing-cycles>1</meta:editing-cycles>
    <meta:document-statistic meta:object-count="34"/>
    <meta:generator>LibreOffice/6.0.7.3$Linux_X86_64 LibreOffice_project/00m0$Build-3</meta:generator>
  </office:meta>
</office:document-meta>
</file>